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, Arial, 'MS Sans Serif', 'Times New Roman'"/>
  </office:font-face-decls>
  <office:automatic-styles>
    <style:style style:name="P1" style:family="paragraph" style:parent-style-name="Text_20_body">
      <style:paragraph-properties fo:margin-left="0cm" fo:margin-right="0cm" style:line-height-at-least="0.52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Heading_20_3">
      <style:paragraph-properties fo:margin-left="0cm" fo:margin-right="0cm" style:line-height-at-least="0.52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5pt" fo:font-style="italic" fo:font-weight="bold" officeooo:rsid="00094300" officeooo:paragraph-rsid="00094300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94300" officeooo:paragraph-rsid="0009430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a1c30" officeooo:paragraph-rsid="000a1c3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1" fo:font-weight="bold" style:font-weight-asian="bold" style:font-weight-complex="bold"/>
    </style:style>
    <style:style style:name="P8" style:family="paragraph" style:parent-style-name="Heading_20_3">
      <style:paragraph-properties fo:text-align="start" style:justify-single-word="false"/>
      <style:text-properties fo:font-variant="normal" fo:text-transform="none" fo:color="#333333" loext:opacity="100%" style:font-name="Arial1" fo:font-size="12pt" fo:letter-spacing="normal" fo:font-style="normal" fo:font-weight="bold" officeooo:paragraph-rsid="001c1c9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94300" officeooo:paragraph-rsid="0009430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1c1c95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1"/>
    </style:style>
    <style:style style:name="P13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Arial1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1" fo:font-weight="bold" officeooo:rsid="000f7e8b" officeooo:paragraph-rsid="001735ea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1735ea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22d77e" style:font-weight-asian="bold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b4db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22d77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1" officeooo:paragraph-rsid="0025006b"/>
    </style:style>
    <style:style style:name="P21" style:family="paragraph" style:parent-style-name="Text_20_body">
      <style:paragraph-properties fo:margin-left="0cm" fo:margin-right="0cm" style:line-height-at-least="0.529cm" fo:text-align="justify" style:justify-single-word="false" fo:orphans="2" fo:widows="2" fo:text-indent="0cm" style:auto-text-indent="false"/>
      <style:text-properties style:font-name="Arial1" officeooo:paragraph-rsid="001c1c95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Arial1" fo:font-size="12pt" fo:letter-spacing="normal" fo:font-style="normal" fo:font-weight="normal" officeooo:paragraph-rsid="001c1c95" style:font-size-asian="12pt" style:font-size-complex="12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Arial1" fo:font-size="12pt" fo:letter-spacing="normal" fo:font-style="normal" fo:font-weight="normal" officeooo:paragraph-rsid="001e3891" style:font-size-asian="12pt" style:font-size-complex="12pt"/>
    </style:style>
    <style:style style:name="P26" style:family="paragraph" style:parent-style-name="Text_20_body">
      <style:paragraph-properties fo:margin-left="0cm" fo:margin-right="0cm" style:line-height-at-least="0.529cm" fo:text-align="justify" style:justify-single-word="false" fo:orphans="2" fo:widows="2" fo:text-indent="0cm" style:auto-text-indent="false"/>
      <style:text-properties officeooo:paragraph-rsid="001735ea"/>
    </style:style>
    <style:style style:name="T1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16e64" style:font-size-asian="12pt" style:font-size-complex="12pt"/>
    </style:style>
    <style:style style:name="T3" style:family="text">
      <style:text-properties fo:font-variant="normal" fo:text-transform="none" fo:color="#333333" loext:opacity="100%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loext:opacity="100%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5" style:family="text">
      <style:text-properties style:font-name="Arial1"/>
    </style:style>
    <style:style style:name="T6" style:family="text">
      <style:text-properties style:font-name="Arial1" loext:padding="0.049cm" loext:border="0.06pt solid #e3e3e3"/>
    </style:style>
    <style:style style:name="T7" style:family="text">
      <style:text-properties style:font-name="Arial1" style:text-underline-style="solid" style:text-underline-width="auto" style:text-underline-color="font-color"/>
    </style:style>
    <style:style style:name="T8" style:family="text">
      <style:text-properties style:font-name="Arial1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Arial1"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officeooo:rsid="001735ea"/>
    </style:style>
    <style:style style:name="T15" style:family="text">
      <style:text-properties officeooo:rsid="001c382e"/>
    </style:style>
    <style:style style:name="T16" style:family="text">
      <style:text-properties officeooo:rsid="001d9757"/>
    </style:style>
    <style:style style:name="T17" style:family="text">
      <style:text-properties officeooo:rsid="00200751"/>
    </style:style>
    <style:style style:name="T18" style:family="text">
      <style:text-properties style:font-name="Arial1"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="Arial1" fo:font-style="italic" style:text-underline-style="none" style:font-style-asian="italic" style:font-style-complex="italic"/>
    </style:style>
    <style:style style:name="T20" style:family="text">
      <style:text-properties style:font-name="Arial1" fo:font-style="italic" style:text-underline-style="none" officeooo:rsid="002701f5" style:font-style-asian="italic" style:font-style-complex="italic"/>
    </style:style>
    <style:style style:name="T21" style:family="text">
      <style:text-properties style:font-name="Arial1" fo:font-style="italic" style:text-underline-style="none" officeooo:rsid="0028ea48" style:font-style-asian="italic" style:font-style-complex="italic"/>
    </style:style>
    <style:style style:name="T22" style:family="text">
      <style:text-properties officeooo:rsid="002317a7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racterísticas marcantes do Javascript</text:p>
      <text:p text:style-name="P9">Bruno Braga</text:p>
      <text:p text:style-name="P4"/>
      <text:p text:style-name="P14">JavaScript &amp; HTML:</text:p>
      <text:p text:style-name="P26"><text:span text:style-name="T1">A relação entre JavaScript e HTML é fundamental para criar sites interativos e dinâmicos. </text:span><text:span text:style-name="T2">O </text:span><text:span text:style-name="T5">JavaScript pode ser incorporado diretamente no HTML usando a tag </text:span><text:span text:style-name="Source_20_Text"><text:span text:style-name="T6">&lt;script&gt;.</text:span></text:span></text:p>
      <text:p text:style-name="P26"><text:span text:style-name="T5"/></text:p>
      <text:p text:style-name="P15">É uma linguagem interpretada (também chamada de linguagem de script).</text:p>
      <text:p text:style-name="P18">Isso significa que os comandos javascript são executados um a um <text:span text:style-name="T14">(na sequência em que eles aparecem),</text:span> diretamente por um <text:span text:style-name="T12">interpretador</text:span>, sem que haja necessidade de compilação como nas linguagens de programação convencionais. No caso do javascript, quem faz o papel do interpretador é o navegador do usuário que, ao receber um arquivo html, executa o script na medida em que encontra os comandos javascript dentro do código HTML. Além disso, o código JavaScript pode detectar ações de usuário que o HTML sozinho não pode, tais como teclas pressionadas individualmente. </text:p>
      <text:p text:style-name="P18"/>
      <text:h text:style-name="P8" text:outline-level="3">Linguagem de tipagem fraca</text:h>
      <text:p text:style-name="P24">O JavaScript é uma linguagem com tipagem fraca, ou seja, não permite que o programador defina o tipo de variável. Uma variável pode<text:span text:style-name="T15">rá</text:span> armazenar qualquer tipo de dado no tempo de execução, <text:span text:style-name="T15">porém,</text:span> as operações <text:span text:style-name="T15">que vão presumir qual</text:span> o tipo de variável. <text:span text:style-name="T16">Por exemplo:</text:span> uma operação pode retornar o resultado como a string “5” em vez do número 5. Isso pode resultar em erros acidentais na criação do código e em bugs no código devido a erros de tipo.</text:p>
      <text:p text:style-name="P25">let resultado = '5' + 2; // Resultado: '52'<text:line-break/>let soma = '5' - 2; <text:s text:c="5"/>// Resultado: 3</text:p>
      <text:p text:style-name="P25"><text:line-break/>Operador de Subtração (-):<text:line-break/>Ao contrário do operador de adição (+), que pode concatenar strings, o operador de subtração (-) só funciona com números. Portanto, ele tenta converter ambos os operandos em números.<text:line-break/>Coerção de Tipos:<text:line-break/><text:line-break/>A string '5' é convertida para o número 5.<text:line-break/>O número 2 permanece um número. <text:span text:style-name="T17">P</text:span>or isso que na primeira equação, o resultado é uma string 52</text:p>
      <text:p text:style-name="P10"/>
      <text:p text:style-name="P21"><text:span text:style-name="T3"><text:s/></text:span><text:span text:style-name="T4">É por isso que a maioria das linguagens de programação permitem que você defina o tipo de variável.</text:span><text:span text:style-name="T3"> </text:span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7"><text:soft-page-break/>Javascript é uma linguagem baseada em objetos.</text:p>
      <text:p text:style-name="P23"><text:span text:style-name="T5">Numa linguagem orientada a objetos você precisa construir (instanciar) todos os objetos que você for utilizar no seu programa</text:span><text:span text:style-name="T7">.</text:span><text:span text:style-name="T9"> </text:span><text:span text:style-name="T19">A linguagem javascript é dita “baseada em objetos” porque ela já possui um conjunto de objetos embutidos. Por exemplo, não é necessário construir um objeto para manusear datas e horas pois em javascript já existe um pronto para ser usado. JavaScript utiliza um modelo de herança baseado em protótipos, </text:span><text:span text:style-name="T20">em que c</text:span><text:span text:style-name="T19">ada objeto em JavaScript tem um protótipo, </text:span><text:span text:style-name="T21">que</text:span><text:span text:style-name="T19"> herda propriedades e métodos. Isso permite a reutilização de código de maneira flexível. </text:span></text:p>
      <text:h text:style-name="P2" text:outline-level="3"><text:bookmark text:name="Compatibilidade"/>Compatibilidade</text:h>
      <text:p text:style-name="P20">Já que JavaScript roda em ambientes variáveis, uma parte importante do teste de seu código <text:span text:style-name="T22">é a</text:span> verificação de compatibilidade entre navegadores.</text:p>
      <text:p text:style-name="P20">Em alguns casos, dois navegadores podem ambos implementarem uma funcionalidade com comportamentos diferentes, <text:span text:style-name="T24">e programadores podem achar prático detectar qual navegador está rodando e mudar o comportamento de seus scripts para se adequar a isso.</text:span> Programadores podem também usar <text:span text:style-name="T10">bibliotecas ou ferramentas</text:span> que abstraem tais diferenças entre navegadores. </text:p>
      <text:p text:style-name="P1">Além disso, scripts podem não funcionar para alguns usuários. Por exemplo, um usuário pode:</text:p>
      <text:list text:style-name="L1">
        <text:list-item>
          <text:p text:style-name="P12">Usar um navegador antigo ou raro com suporte DOM incompleto ou incomum.</text:p>
        </text:list-item>
        <text:list-item>
          <text:p text:style-name="P22"><text:span text:style-name="T5">Usar um navegador de um </text:span><text:a xlink:type="simple" xlink:href="https://pt.wikipedia.org/wiki/PDA" text:style-name="Internet_20_link" text:visited-style-name="Visited_20_Internet_20_Link"><text:span text:style-name="T5">PDA</text:span></text:a><text:span text:style-name="T5"> ou telefone móvel que não está apto a executar JavaScript.</text:span></text:p>
        </text:list-item>
        <text:list-item>
          <text:p text:style-name="P13">Ter a execução do JavaScript desabilitada por normas de segurança.</text:p>
        </text:list-item>
      </text:list>
      <text:p text:style-name="P6">Para suportar tais usuários, programadores web tentam criar páginas que sejam robustas a agentes que não suportem o JavaScript da página. Em particular, uma página deve funcionar a despeito das funcionalidades extras que um JavaScript provê. Uma abordagem alternativa que muitos acham preferível é a página se desenvolvida por primeiro a partir de tecnologias básicas que funcionem em todos os navegadores, e então aprimorá-la para os usuários que possuam JavaScript.</text:p>
      <text:p text:style-name="P6"/>
      <text:p text:style-name="P16">Sintaxe parecida com C, C++ e Java</text:p>
      <text:p text:style-name="P19">Em termos de sintaxe, a linguagem javascript herdou suas principais construções e comandos da linguagem Java que por sua vez os havia herdado das linguagens C e C++. Devido ao escopo de aplicação limitado de javascript vários recursos existentes nestas outras linguagens foram deliberadamente omitidos.</text:p>
      <text:p text:style-name="P5">https://chatgpt.com/share/10729933-8c1e-465d-bd9b-ff078da9012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, Arial, 'MS Sans Serif', 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20:58:53.685000000</meta:creation-date>
    <dc:date>2024-05-28T23:25:26.725000000</dc:date>
    <meta:editing-duration>PT11H13M27S</meta:editing-duration>
    <meta:editing-cycles>3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4" meta:word-count="665" meta:character-count="4205" meta:non-whitespace-character-count="3555"/>
  </office:meta>
</office:document-meta>
</file>